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7a2" officeooo:paragraph-rsid="001aa7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r las rutas de las páginas web en apache tanto en windows como en linux</text:p>
      <text:p text:style-name="P1">Explicar las rutas de los archivos de configuración de linux y window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6:13:31.487499063</meta:creation-date>
    <dc:date>2021-01-11T17:29:18.236729354</dc:date>
    <meta:editing-duration>PT1H15M51S</meta:editing-duration>
    <meta:editing-cycles>1</meta:editing-cycles>
    <meta:generator>LibreOffice/6.2.7.1$Linux_X86_64 LibreOffice_project/23edc44b61b830b7d749943e020e96f5a7df63bf</meta:generator>
    <meta:document-statistic meta:table-count="0" meta:image-count="0" meta:object-count="0" meta:page-count="1" meta:paragraph-count="2" meta:word-count="27" meta:character-count="149" meta:non-whitespace-character-count="124"/>
  </office:meta>
</office:document-meta>
</file>